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JP_Koch_Fjord">
            <text:p>JP_Koch_Fjord</text:p>
          </table:table-cell>
          <table:table-cell office:value-type="string" office:value="radiocarbon">
            <text:p>radiocarbon</text:p>
          </table:table-cell>
          <table:table-cell office:value-type="string" office:value="Ua-4586">
            <text:p>Ua-4586</text:p>
          </table:table-cell>
          <table:table-cell office:value-type="float" office:value="82.283">
            <text:p>82.283</text:p>
          </table:table-cell>
          <table:table-cell office:value-type="float" office:value="-39.917">
            <text:p>-39.917</text:p>
          </table:table-cell>
          <table:table-cell office:value-type="float" office:value="5635.0">
            <text:p>5635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JP_Koch_Fjord">
            <text:p>JP_Koch_Fjord</text:p>
          </table:table-cell>
          <table:table-cell office:value-type="string" office:value="radiocarbon">
            <text:p>radiocarbon</text:p>
          </table:table-cell>
          <table:table-cell office:value-type="string" office:value="Ua-4587">
            <text:p>Ua-4587</text:p>
          </table:table-cell>
          <table:table-cell office:value-type="float" office:value="82.272">
            <text:p>82.272</text:p>
          </table:table-cell>
          <table:table-cell office:value-type="float" office:value="-39.983">
            <text:p>-39.983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6.0">
            <text:p>36.0</text:p>
          </table:table-cell>
          <table:table-cell office:value-type="float" office:value="7.2">
            <text:p>7.2</text:p>
          </table:table-cell>
          <table:table-cell office:value-type="float" office:value="7.2">
            <text:p>7.2</text:p>
          </table:table-cell>
          <table:table-cell office:value-type="string" office:value="LandvikEtal2001">
            <text:p>LandvikEtal2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